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2f362"/>
    </style:style>
    <style:style style:name="P86" style:family="paragraph" style:parent-style-name="Footnote">
      <style:text-properties officeooo:paragraph-rsid="0f140c00"/>
    </style:style>
    <style:style style:name="P87" style:family="paragraph" style:parent-style-name="Standard">
      <style:text-properties officeooo:paragraph-rsid="0f2db54e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9" style:family="paragraph" style:parent-style-name="Footnote">
      <style:text-properties officeooo:paragraph-rsid="0f41a60d"/>
    </style:style>
    <style:style style:name="P90" style:family="paragraph" style:parent-style-name="Standard">
      <style:text-properties officeooo:paragraph-rsid="0f466349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2" style:family="text">
      <style:text-properties fo:color="#000000" loext:opacity="100%" style:font-name="Liberation Sans" fo:font-size="12pt" style:font-size-asian="12pt" style:font-size-complex="12pt"/>
    </style:style>
    <style:style style:name="T28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officeooo:rsid="047da547"/>
    </style:style>
    <style:style style:name="T30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style:font-size-asian="12pt" style:font-size-complex="12pt"/>
    </style:style>
    <style:style style:name="T322" style:family="text">
      <style:text-properties officeooo:rsid="04473353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officeooo:rsid="0e59b6fb" style:font-weight-asian="bold" style:font-weight-complex="bold"/>
    </style:style>
    <style:style style:name="T325" style:family="text">
      <style:text-properties officeooo:rsid="0aace3cd"/>
    </style:style>
    <style:style style:name="T326" style:family="text">
      <style:text-properties fo:font-size="10pt" style:font-size-asian="10pt" style:font-size-complex="10pt"/>
    </style:style>
    <style:style style:name="T327" style:family="text">
      <style:text-properties officeooo:rsid="0394a435"/>
    </style:style>
    <style:style style:name="T3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officeooo:rsid="0cf7e116"/>
    </style:style>
    <style:style style:name="T332" style:family="text">
      <style:text-properties officeooo:rsid="0b952edb"/>
    </style:style>
    <style:style style:name="T333" style:family="text">
      <style:text-properties loext:padding="0.049cm" loext:border="0.31pt solid #000000"/>
    </style:style>
    <style:style style:name="T334" style:family="text">
      <style:text-properties officeooo:rsid="0eef9ccc"/>
    </style:style>
    <style:style style:name="T335" style:family="text">
      <style:text-properties officeooo:rsid="0e5e443a"/>
    </style:style>
    <style:style style:name="T336" style:family="text">
      <style:text-properties officeooo:rsid="0efc0412"/>
    </style:style>
    <style:style style:name="T337" style:family="text">
      <style:text-properties officeooo:rsid="0f064ef4"/>
    </style:style>
    <style:style style:name="T338" style:family="text">
      <style:text-properties officeooo:rsid="0e80285f"/>
    </style:style>
    <style:style style:name="T339" style:family="text">
      <style:text-properties officeooo:rsid="0e838e2a"/>
    </style:style>
    <style:style style:name="T340" style:family="text">
      <style:text-properties officeooo:rsid="0e83c34e"/>
    </style:style>
    <style:style style:name="T341" style:family="text">
      <style:text-properties officeooo:rsid="0f1609ab"/>
    </style:style>
    <style:style style:name="T34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style:font-size-asian="12pt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8">C</text:span><text:span text:style-name="T237">hecklist voor </text:span><text:span text:style-name="T239">de installatie</text:span><text:span text:style-name="T237"> van </text:span><text:reference-mark-start text:name="Distributie"/><text:span text:style-name="T240">Debian</text:span><text:reference-mark-end text:name="Distributie"/><text:span text:style-name="T241"> </text:span><text:span text:style-name="T242">GNU/Linux </text:span><text:reference-mark-start text:name="Versie"/><text:span text:style-name="T240">1</text:span><text:span text:style-name="T243">1</text:span><text:reference-mark-end text:name="Versie"/><text:span text:style-name="Strong_20_Emphasis"><text:span text:style-name="T278"> </text:span></text:span><text:span text:style-name="Strong_20_Emphasis"><text:span text:style-name="T279">LTS</text:span></text:span><text:span text:style-name="T244"><text:note text:id="ftn1" text:note-class="footnote"><text:note-citation>1</text:note-citation><text:note-body><text:p text:style-name="P28"><text:span text:style-name="T327">Deze versie </text:span><text:span text:style-name="T327"><text:reference-ref text:reference-format="text" text:ref-name="Versie">11</text:reference-ref></text:span><text:span text:style-name="T341"><text:s/></text:span><text:span text:style-name="T286">is een zogenaamde LTS-versie (</text:span><text:span text:style-name="T287">LTS=</text:span><text:span text:style-name="T286">Long-Term Support, langetermijnondersteuning).<text:line-break/></text:span><text:span text:style-name="T288">Deze</text:span><text:span text:style-name="T286"> LTS-versie wordt </text:span><text:span text:style-name="T295">vanaf vrijgave (</text:span><text:span text:style-name="T293">augustus 2021</text:span><text:span text:style-name="T295">) </text:span><text:span text:style-name="T294">vijf</text:span><text:span text:style-name="T286"> jaar ondersteund</text:span><text:span text:style-name="T290"> </text:span><text:span text:style-name="T286">(tot </text:span><text:span text:style-name="T293">augustus</text:span><text:span text:style-name="T288"> </text:span><text:span text:style-name="T286">202</text:span><text:span text:style-name="T289">6</text:span><text:span text:style-name="T290">)</text:span><text:span text:style-name="T291">.</text:span></text:p></text:note-body></text:note></text:span><text:span text:style-name="T247"> </text:span><text:reference-mark-start text:name="Editie"/><text:span text:style-name="T248">D</text:span><text:span text:style-name="T246">esktop</text:span><text:reference-mark-end text:name="Editie"/><text:span text:style-name="T245"> </text:span><text:span text:style-name="T247">(</text:span><text:span text:style-name="T249">B</text:span><text:span text:style-name="T250">ullseye</text:span><text:span text:style-name="T247">).</text:span></text:p>
      <text:p text:style-name="P4"/>
      <text:p text:style-name="P87"><text:span text:style-name="T35">Kijk op</text:span><text:span text:style-name="T270"> </text:span><text:a xlink:type="simple" xlink:href="https://karelzimmer.nl/" text:style-name="Internet_20_link" text:visited-style-name="Visited_20_Internet_20_Link"><text:span text:style-name="T9">karelzimmer.nl</text:span></text:a><text:span text:style-name="T270"> </text:span><text:span text:style-name="T296">voor</text:span><text:span text:style-name="T297"> </text:span><text:span text:style-name="T298">deze en andere </text:span><text:span text:style-name="T299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0">(zie toelichting)</text:span><text:span text:style-name="T19">:</text:span></text:p>
      <text:p text:style-name="P31"><text:span text:style-name="Definition"><text:span text:style-name="T302">g</text:span></text:span><text:span text:style-name="Definition"><text:span text:style-name="T301">ebruiker</text:span></text:span><text:span text:style-name="Definition"><text:span text:style-name="T305"><text:tab/><text:tab/></text:span></text:span><text:span text:style-name="Definition"><text:span text:style-name="T321"> <text:tab/><text:tab/></text:span></text:span><text:span text:style-name="T306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6"><text:tab/></text:span><text:span text:style-name="T307">(</text:span><text:span text:style-name="T303">volledige naam, bijv. </text:span><text:span text:style-name="T319">J</text:span><text:span text:style-name="T320">a</text:span><text:span text:style-name="T319">n </text:span><text:span text:style-name="T320">Jansen</text:span><text:span text:style-name="T304">)</text:span></text:p>
      <text:p text:style-name="Standard"><text:span text:style-name="Definition"><text:span text:style-name="T302">g</text:span></text:span><text:span text:style-name="Definition"><text:span text:style-name="T301">ebruikersnaam<text:tab/></text:span></text:span><text:span text:style-name="Definition"><text:span text:style-name="T301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1"><text:tab/></text:span></text:span><text:span text:style-name="T10">(korte naam, bijv. </text:span><text:span text:style-name="T268">j</text:span><text:span text:style-name="T269">a</text:span><text:span text:style-name="T268">n</text:span><text:span text:style-name="T10">)</text:span></text:p>
      <text:p text:style-name="P30"><text:span text:style-name="Definition"><text:span text:style-name="T309">c</text:span></text:span><text:span text:style-name="Definition"><text:span text:style-name="T308">omputernaam<text:tab/><text:tab/></text:span></text:span><text:span text:style-name="Definition"><text:span text:style-name="T306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6"><text:tab/></text:span></text:span><text:span text:style-name="Definition"><text:span text:style-name="T312">(</text:span></text:span><text:span text:style-name="Definition"><text:span text:style-name="T313">naam van de compute</text:span></text:span><text:span text:style-name="Definition"><text:span text:style-name="T314">r, </text:span></text:span><text:span text:style-name="Definition"><text:span text:style-name="T315">bijv. p</text:span></text:span><text:span text:style-name="Definition"><text:span text:style-name="T316">c02</text:span></text:span><text:span text:style-name="Definition"><text:span text:style-name="T312">)</text:span></text:span></text:p>
      <text:p text:style-name="P30"><text:span text:style-name="Definition"><text:span text:style-name="T302">o</text:span></text:span><text:span text:style-name="Definition"><text:span text:style-name="T301">pstartmenu</text:span></text:span><text:span text:style-name="Definition"><text:span text:style-name="T306"><text:tab/><text:tab/><text:tab/></text:span></text:span><text:span text:style-name="Definition"><text:span text:style-name="T306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6"><text:tab/></text:span></text:span><text:span text:style-name="Definition"><text:span text:style-name="T312">(</text:span></text:span><text:span text:style-name="Definition"><text:span text:style-name="T313">to</text:span></text:span><text:span text:style-name="Definition"><text:span text:style-name="T317">ets voor het opstartmedium</text:span></text:span><text:span text:style-name="Definition"><text:span text:style-name="T318">)</text:span></text:span></text:p>
      <text:p text:style-name="P30"><text:span text:style-name="Definition"><text:span text:style-name="T310">i</text:span></text:span><text:span text:style-name="Definition"><text:span text:style-name="T311">nstellingen</text:span></text:span><text:span text:style-name="T312"><text:tab/> <text:tab/><text:tab/></text:span><text:span text:style-name="T312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2"><text:tab/>(</text:span><text:span text:style-name="T313">toets voor het BIOS/UEFI-scherm</text:span><text:span text:style-name="T312">)</text:span></text:p>
      <text:p text:style-name="P33"><text:span text:style-name="Definition"><text:span text:style-name="T343">g</text:span></text:span><text:span text:style-name="Definition"><text:span text:style-name="T342">ebruiker</text:span></text:span><text:span text:style-name="Definition"><text:span text:style-name="T344">2</text:span></text:span><text:span text:style-name="Definition"><text:span text:style-name="T345"><text:tab/></text:span></text:span><text:span text:style-name="Definition"><text:span text:style-name="T355"> <text:tab/><text:tab/></text:span></text:span><text:span text:style-name="T346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6"><text:tab/></text:span><text:span text:style-name="T347">(</text:span><text:span text:style-name="T348">volledige naam </text:span><text:span text:style-name="T349">evt. 2</text:span><text:span text:style-name="T356">e</text:span><text:span text:style-name="T349"> gebruiker</text:span><text:span text:style-name="T350">)</text:span></text:p>
      <text:p text:style-name="P80"><text:span text:style-name="Definition"><text:span text:style-name="T343">g</text:span></text:span><text:span text:style-name="Definition"><text:span text:style-name="T342">ebruikersnaam</text:span></text:span><text:span text:style-name="Definition"><text:span text:style-name="T344">2</text:span></text:span><text:span text:style-name="Definition"><text:span text:style-name="T351"><text:tab/></text:span></text:span><text:span text:style-name="Definition"><text:span text:style-name="T351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51"><text:tab/></text:span></text:span><text:span text:style-name="T352">(korte naam</text:span><text:span text:style-name="T353"> </text:span><text:span text:style-name="T354">evt. 2</text:span><text:span text:style-name="T357">e</text:span><text:span text:style-name="T354"> gebruiker</text:span><text:span text:style-name="T352">)</text:span></text:p>
      <text:p text:style-name="P33"><text:span text:style-name="T256">Vervang </text:span><text:span text:style-name="Definition"><text:span text:style-name="T12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38"/>
      <text:p text:style-name="P32"><text:span text:style-name="Strong_20_Emphasis"><text:span text:style-name="T264"/></text:span></text:p>
      <text:p text:style-name="P34"><text:span text:style-name="T266">Nog niet op Linux?</text:span><text:span text:style-name="T258"><text:tab/></text:span><text:span text:style-name="T261"><text:tab/></text:span><text:span text:style-name="T262">G</text:span><text:span text:style-name="T255">ebruik </text:span><text:span text:style-name="Strong_20_Emphasis"><text:span text:style-name="T267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9"> onder </text:span><text:span text:style-name="T265">Linux</text:span><text:span text:style-name="T260">.</text:span></text:p>
      <text:p text:style-name="P22"><text:span text:style-name="T235">Nieuwe installatie?</text:span><text:span text:style-name="T230"><text:tab/></text:span><text:span text:style-name="T232"></text:span><text:span text:style-name="T234"><text:tab/></text:span><text:span text:style-name="T233">B</text:span><text:span text:style-name="T230">egin bij hoofdstuk </text:span><text:span text:style-name="T235"><text:bookmark-ref text:reference-format="page" text:ref-name="__RefNumPara__4009_1271708128">2</text:bookmark-ref></text:span><text:span text:style-name="T235"><text:s text:c="2"/></text:span><text:span text:style-name="T236"><text:bookmark-ref text:reference-format="text" text:ref-name="__RefNumPara__4009_1271708128">Installatie uitvoeren</text:bookmark-ref></text:span><text:span text:style-name="T231">.</text:span></text:p>
      <text:p text:style-name="P29"><text:span text:style-name="Strong_20_Emphasis"><text:span text:style-name="T263"/></text:span></text:p>
      <text:p text:style-name="P29"><text:span text:style-name="Strong_20_Emphasis"><text:span text:style-name="T263"/></text:span></text:p>
      <text:list xml:id="list2456033998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364725802368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6472580324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5"><text:span text:style-name="T339">Debian-</text:span><text:span text:style-name="T340">p</text:span>akket kz plaatst documenten en scripts van Karel Zimmer <text:span text:style-name="T338">(zie </text:span><text:a xlink:type="simple" xlink:href="https://karelzimmer.nl/" text:style-name="Internet_20_link" text:visited-style-name="Visited_20_Internet_20_Link"><text:span text:style-name="Strong_20_Emphasis"><text:span text:style-name="T330">karelzimmer.nl</text:span></text:span></text:a><text:span text:style-name="Strong_20_Emphasis"><text:span text:style-name="T223">) </text:span></text:span>voor het installeren en beheren van <text:span text:style-name="T337">Debian</text:span> <text:span text:style-name="T337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51">De </text:span><text:span text:style-name="T252">Super</text:span><text:span text:style-name="T251">-toets is de Windows</text:span><text:span text:style-name="T253">-</text:span><text:span text:style-name="T254">toets</text:span><text:span text:style-name="T251">, </text:span><text:span text:style-name="T253">C</text:span><text:span text:style-name="T251">ommand-</text:span><text:span text:style-name="T254">toets</text:span><text:span text:style-name="T251">, of </text:span><text:span text:style-name="T253">V</text:span><text:span text:style-name="T251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4364725799216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3647257999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36472580060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64725845616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4364725846240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84804733436723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64725851232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2">Start de computer op vanaf </text:span><text:span text:style-name="T283">een </text:span><text:span text:style-name="T283"><text:reference-ref text:reference-format="text" text:ref-name="Distributie">Debian</text:reference-ref></text:span><text:span text:style-name="T283"><text:s/></text:span><text:span text:style-name="Strong_20_Emphasis"><text:span text:style-name="T271"><text:reference-ref text:reference-format="text" text:ref-name="Versie">11</text:reference-ref></text:span></text:span><text:span text:style-name="Strong_20_Emphasis"><text:span text:style-name="T271"><text:s/></text:span></text:span><text:span text:style-name="T284">(</text:span><text:span text:style-name="T285">Live</text:span><text:span text:style-name="T159"><text:note text:id="ftn5" text:note-class="footnote"><text:note-citation>1</text:note-citation><text:note-body><text:p text:style-name="P27"><text:span text:style-name="T322">Vanaf ee</text:span>n Live <text:span text:style-name="T325">USB-stick </text:span><text:span text:style-name="T334">(</text:span><text:span text:style-name="T325">of </text:span><text:span text:style-name="T334">cd/dvd</text:span><text:span text:style-name="T292">)</text:span><text:span text:style-name="T326"> </text:span>kunt <text:span text:style-name="T322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9"><text:span text:style-name="T20">D</text:span><text:span text:style-name="Strong_20_Emphasis"><text:span text:style-name="T168">ow</text:span></text:span><text:span text:style-name="Strong_20_Emphasis"><text:span text:style-name="T169">nload </text:span></text:span><text:span text:style-name="Strong_20_Emphasis"><text:span text:style-name="T165">e</text:span></text:span><text:span text:style-name="Strong_20_Emphasis"><text:span text:style-name="T170">e</text:span></text:span><text:span text:style-name="Strong_20_Emphasis"><text:span text:style-name="T171">n</text:span></text:span><text:span text:style-name="Strong_20_Emphasis"><text:span text:style-name="T193"> </text:span></text:span><text:span text:style-name="Strong_20_Emphasis"><text:span text:style-name="T169">Live CD </text:span></text:span><text:span text:style-name="Strong_20_Emphasis"><text:span text:style-name="T172">v</text:span></text:span><text:span text:style-name="Strong_20_Emphasis"><text:span text:style-name="T173">anaf</text:span></text:span><text:span text:style-name="Strong_20_Emphasis"><text:span text:style-name="T174"> </text:span></text:span><text:a xlink:type="simple" xlink:href="https://www.debian.org/CD/live/" text:style-name="Internet_20_link" text:visited-style-name="Visited_20_Internet_20_Link"><text:span text:style-name="Strong_20_Emphasis"><text:span text:style-name="T328">debian.org/cd/live</text:span></text:span></text:a><text:span text:style-name="Strong_20_Emphasis"><text:span text:style-name="T174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4">. <text:line-break/>Klik vervolgens </text:span></text:span><text:span text:style-name="Strong_20_Emphasis"><text:span text:style-name="T177">op</text:span></text:span><text:span text:style-name="Strong_20_Emphasis"><text:span text:style-name="T174"> </text:span></text:span><text:span text:style-name="Strong_20_Emphasis"><text:span text:style-name="T180">amd64/</text:span></text:span><text:span text:style-name="Strong_20_Emphasis"><text:span text:style-name="T174"> en </text:span></text:span><text:span text:style-name="Strong_20_Emphasis"><text:span text:style-name="T177">daarna op </text:span></text:span><text:span text:style-name="Strong_20_Emphasis"><text:span text:style-name="T180">iso-hybrid/</text:span></text:span><text:span text:style-name="Strong_20_Emphasis"><text:span text:style-name="T174">.<text:line-break/></text:span></text:span><text:span text:style-name="Strong_20_Emphasis"><text:span text:style-name="T178">K</text:span></text:span><text:span text:style-name="Strong_20_Emphasis"><text:span text:style-name="T179">lik op</text:span></text:span><text:span text:style-name="Strong_20_Emphasis"><text:span text:style-name="T175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9">.<text:line-break/></text:span></text:span><text:span text:style-name="Strong_20_Emphasis"><text:span text:style-name="T176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6">s</text:span></text:span><text:span text:style-name="Strong_20_Emphasis"><text:span text:style-name="T227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29">Schijven</text:span></text:span><text:span text:style-name="Strong_20_Emphasis"><text:span text:style-name="T210">. Selecteer de USB-stick in de lijst van schijven aan de linkerkant en klik rechtsboven op </text:span></text:span><text:span text:style-name="Strong_20_Emphasis"><text:span text:style-name="T228">Schijfinstellingen</text:span></text:span><text:span text:style-name="Strong_20_Emphasis"><text:span text:style-name="T210"> </text:span></text:span><text:span text:style-name="Strong_20_Emphasis"><text:span text:style-name="T228">⋮</text:span></text:span><text:span text:style-name="Strong_20_Emphasis"><text:span text:style-name="T210"> (icoontje met de drie puntjes).</text:span></text:span></text:p><text:p text:style-name="P83"><text:span text:style-name="Strong_20_Emphasis"><text:span text:style-name="T210"><text:tab/>Kies </text:span></text:span><text:span text:style-name="Strong_20_Emphasis"><text:span text:style-name="T228">Schijfkopie terugzetten</text:span></text:span><text:span text:style-name="Strong_20_Emphasis"><text:span text:style-name="T210"> en selecteer </text:span></text:span><text:span text:style-name="Strong_20_Emphasis"><text:span text:style-name="T222">het net</text:span></text:span><text:span text:style-name="Strong_20_Emphasis"><text:span text:style-name="T220"> gedownloade CD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82"><text:span text:style-name="Strong_20_Emphasis"><text:span text:style-name="T210"><text:tab/>Klik op </text:span></text:span><text:span text:style-name="Strong_20_Emphasis"><text:span text:style-name="T228">Terugzetten starten</text:span></text:span><text:span text:style-name="Strong_20_Emphasis"><text:span text:style-name="T210"> en vervolgens op </text:span></text:span><text:span text:style-name="Strong_20_Emphasis"><text:span text:style-name="T228">Terugzetten</text:span></text:span><text:span text:style-name="Strong_20_Emphasis"><text:span text:style-name="T211">.<text:line-break/></text:span></text:span><text:span text:style-name="Strong_20_Emphasis"><text:span text:style-name="T224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215">) </text:span></text:span><text:span text:style-name="Strong_20_Emphasis"><text:span text:style-name="T225">dat </text:span></text:span><text:span text:style-name="Strong_20_Emphasis"><text:span text:style-name="T212">beschikbaar </text:span></text:span><text:span text:style-name="Strong_20_Emphasis"><text:span text:style-name="T225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8">GNU/</text:span></text:span><text:span text:style-name="Strong_20_Emphasis"><text:span text:style-name="T214">Linux</text:span></text:span><text:span text:style-name="Strong_20_Emphasis"><text:span text:style-name="T219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4364725841696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4364725824320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64725963888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4364725964400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4364725965024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3">Locatie</text:span> kies bij <text:span text:style-name="T323">Regio</text:span> voor <text:span text:style-name="T323">Europa</text:span> en klik op <text:span text:style-name="T323">Volgende</text:span>.</text:p>
          </table:table-cell>
        </table:table-row>
        <table:table-row table:style-name="TableLine94364725985328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3">Toetsenbord</text:span> kies <text:span text:style-name="T323">English (US)</text:span> en klik op <text:span text:style-name="T323">Volgende</text:span>.</text:p>
          </table:table-cell>
        </table:table-row>
        <table:table-row table:style-name="TableLine943647259859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64725986576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80">selecteer</text:span><text:span text:style-name="T6"> </text:span><text:span text:style-name="T7">de </text:span><text:span text:style-name="T6">gewenste </text:span><text:span text:style-name="T281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43647258076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6472580822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436472580884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6472596598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84806055584486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64725967408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36472610248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64726203184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6"><text:span text:style-name="T339">Debian-</text:span><text:span text:style-name="T340">p</text:span>akket kz plaatst documenten en scripts van Karel Zimmer <text:span text:style-name="T338">(zie </text:span><text:a xlink:type="simple" xlink:href="https://karelzimmer.nl/" text:style-name="Internet_20_link" text:visited-style-name="Visited_20_Internet_20_Link"><text:span text:style-name="Strong_20_Emphasis"><text:span text:style-name="T330">karelzimmer.nl</text:span></text:span></text:a><text:span text:style-name="Strong_20_Emphasis"><text:span text:style-name="T223">) </text:span></text:span>voor het installeren en beheren van <text:span text:style-name="T337">Debian</text:span> <text:span text:style-name="T337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51">De </text:span><text:span text:style-name="T252">Super</text:span><text:span text:style-name="T251">-toets is de Windows</text:span><text:span text:style-name="T253">-</text:span><text:span text:style-name="T254">toets</text:span><text:span text:style-name="T251">, </text:span><text:span text:style-name="T253">C</text:span><text:span text:style-name="T251">ommand-</text:span><text:span text:style-name="T254">toets</text:span><text:span text:style-name="T251">, of </text:span><text:span text:style-name="T253">V</text:span><text:span text:style-name="T251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4364726203472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3647262037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3647262040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6472620433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5">ge</text:span>controle<text:span text:style-name="T335">e</text:span>r<text:span text:style-name="T335">d worden </text:span>op volledigheid met <text:span text:style-name="T336">bestand</text:span> <text:span text:style-name="T324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364726204624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84804668496587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364726204912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7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36472613864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64726273152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1">D</text:span>e <text:span text:style-name="T333">Super</text:span>-toets <text:span text:style-name="T251">is </text:span>de Windows<text:span text:style-name="T331">-</text:span><text:span text:style-name="T332">toets</text:span>, <text:span text:style-name="T331">C</text:span>ommand-<text:span text:style-name="T332">toets</text:span>, of <text:span text:style-name="T331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36472627344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2"> installatie van </text:span><text:span text:style-name="T272"><text:reference-ref text:reference-format="text" text:ref-name="Distributie">Debian</text:reference-ref></text:span><text:span text:style-name="T272"><text:s/></text:span><text:span text:style-name="Strong_20_Emphasis"><text:span text:style-name="T273">GNU/Linux</text:span></text:span><text:span text:style-name="Strong_20_Emphasis"><text:span text:style-name="T272"> </text:span></text:span><text:span text:style-name="T274"><text:reference-ref text:reference-format="text" text:ref-name="Versie">11</text:reference-ref></text:span><text:span text:style-name="Strong_20_Emphasis"><text:span text:style-name="T276"><text:s/></text:span></text:span><text:span text:style-name="Strong_20_Emphasis"><text:span text:style-name="T277">LTS</text:span></text:span><text:span text:style-name="T275"> </text:span><text:span text:style-name="T272"><text:reference-ref text:reference-format="text" text:ref-name="Editie">Desktop</text:reference-ref></text:span><text:span text:style-name="T272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06T08:48:03.832972613">06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06T08:48:03.657959659</dc:date>
    <meta:keyword>Installatie</meta:keyword>
    <meta:keyword>Checklist</meta:keyword>
    <meta:keyword>Linux</meta:keyword>
    <meta:editing-cycles>6643</meta:editing-cycles>
    <meta:editing-duration>P11DT16H46M49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2" meta:character-count="4979" meta:non-whitespace-character-count="4279"/>
    <meta:user-defined meta:name="Info 1"/>
    <meta:user-defined meta:name="Info 2"/>
    <meta:user-defined meta:name="Info 3"/>
    <meta:user-defined meta:name="Info 4"/>
  </office:meta>
</office:document-meta>
</file>